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2.54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1c1c1c" draw:marker-start-width="0.321cm" draw:marker-end="Rounded_20_short_20_Arrow" draw:marker-end-width="0.4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c1c1c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dddddd" draw:textarea-horizontal-align="justify" draw:textarea-vertical-align="middle" draw:auto-grow-height="false" fo:min-height="1.036cm" fo:min-width="2.664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01cm" fo:min-width="2.666cm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Line_20_Style_20_9"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1cm" fo:min-width="2.46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dddddd" draw:textarea-horizontal-align="justify" draw:textarea-vertical-align="middle" draw:auto-grow-height="false" fo:min-height="0.956cm" fo:min-width="2.58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0.93cm" fo:min-width="2.586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048cm" svg:height="1.651cm" svg:x="2.016cm" svg:y="4.429cm">
          <text:p text:style-name="P1">Trivi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48cm" svg:height="1.651cm" svg:x="7.016cm" svg:y="4.429cm">
          <text:p text:style-name="P1">Normal-</text:p>
          <text:p text:style-name="P1">iz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048cm" svg:height="1.651cm" svg:x="12.016cm" svg:y="4.429cm">
          <text:p text:style-name="P1">Fin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048cm" svg:height="1.651cm" svg:x="17.016cm" svg:y="4.429cm">
          <text:p text:style-name="P1">Grammar</text:p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508cm" svg:height="0.508cm" svg:x="5.76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508cm" svg:height="0.508cm" svg:x="10.76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508cm" svg:height="0.508cm" svg:x="15.76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277cm" svg:y1="5.254cm" svg:x2="7.016cm" svg:y2="5.254cm" draw:start-shape="id1" draw:start-glue-point="10" draw:end-shape="id2" svg:d="M6277 5254h739" svg:viewBox="0 0 740 1">
          <text:p/>
        </draw:connector>
        <draw:connector draw:style-name="gr3" draw:text-style-name="P3" draw:layer="layout" draw:type="line" svg:x1="11.277cm" svg:y1="5.254cm" svg:x2="12.016cm" svg:y2="5.254cm" draw:start-shape="id3" draw:start-glue-point="10" draw:end-shape="id4" svg:d="M11277 5254h739" svg:viewBox="0 0 740 1">
          <text:p/>
        </draw:connector>
        <draw:connector draw:style-name="gr3" draw:text-style-name="P3" draw:layer="layout" draw:type="line" svg:x1="16.277cm" svg:y1="5.254cm" svg:x2="17.016cm" svg:y2="5.254cm" draw:start-shape="id5" draw:start-glue-point="10" draw:end-shape="id6" svg:d="M16277 5254h739" svg:viewBox="0 0 740 1">
          <text:p/>
        </draw:connector>
        <draw:connector draw:style-name="gr4" draw:text-style-name="P3" draw:layer="layout" draw:type="line" svg:x1="10.064cm" svg:y1="5.254cm" svg:x2="10.769cm" svg:y2="5.254cm" draw:start-shape="id2" draw:start-glue-point="1" draw:end-shape="id3" draw:end-glue-point="6" svg:d="M10064 5254h705" svg:viewBox="0 0 706 1">
          <text:p/>
        </draw:connector>
        <draw:connector draw:style-name="gr4" draw:text-style-name="P3" draw:layer="layout" draw:type="line" svg:x1="15.064cm" svg:y1="5.254cm" svg:x2="15.769cm" svg:y2="5.254cm" draw:start-shape="id4" draw:start-glue-point="1" draw:end-shape="id5" draw:end-glue-point="6" svg:d="M15064 5254h705" svg:viewBox="0 0 706 1">
          <text:p/>
        </draw:connector>
        <draw:connector draw:style-name="gr4" draw:text-style-name="P3" draw:layer="layout" draw:type="line" svg:x1="5.064cm" svg:y1="5.254cm" svg:x2="5.769cm" svg:y2="5.254cm" draw:start-shape="id7" draw:start-glue-point="1" draw:end-shape="id1" svg:d="M5064 5254h705" svg:viewBox="0 0 706 1">
          <text:p/>
        </draw:connector>
        <draw:custom-shape draw:style-name="gr5" draw:text-style-name="P4" xml:id="id9" draw:id="id9" draw:layer="layout" svg:width="3.302cm" svg:height="1.424cm" svg:x="11.922cm" svg:y="7.069cm">
          <text:p text:style-name="P1">Measure:</text:p>
          <text:p text:style-name="P1">Eff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3.302cm" svg:height="1.396cm" svg:x="11.923cm" svg:y="2.016cm">
          <text:p text:style-name="P1">Measure:</text:p>
          <text:p text:style-name="P1">Complex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11.923cm" svg:y1="2.714cm" svg:x2="11.023cm" svg:y2="5cm" draw:start-shape="id8" draw:start-glue-point="3" draw:end-shape="id3" draw:end-glue-point="4" svg:d="M11923 2714c-600 0-900 762-900 2286" svg:viewBox="0 0 901 2287">
          <text:p/>
        </draw:connector>
        <draw:connector draw:style-name="gr7" draw:text-style-name="P5" draw:layer="layout" draw:type="curve" svg:x1="15.225cm" svg:y1="2.714cm" svg:x2="16.023cm" svg:y2="5cm" draw:start-shape="id8" draw:start-glue-point="1" draw:end-shape="id5" draw:end-glue-point="4" svg:d="M15225 2714c532 0 798 762 798 2286" svg:viewBox="0 0 799 2287">
          <text:p/>
        </draw:connector>
        <draw:connector draw:style-name="gr7" draw:text-style-name="P5" draw:layer="layout" draw:type="curve" svg:x1="15.224cm" svg:y1="7.781cm" svg:x2="16.023cm" svg:y2="5.508cm" draw:start-shape="id9" draw:start-glue-point="1" draw:end-shape="id5" draw:end-glue-point="8" svg:d="M15224 7781c533 0 799-757 799-2273" svg:viewBox="0 0 800 2274">
          <text:p/>
        </draw:connector>
        <draw:connector draw:style-name="gr7" draw:text-style-name="P5" draw:layer="layout" draw:type="curve" svg:x1="11.922cm" svg:y1="7.781cm" svg:x2="11.023cm" svg:y2="5.508cm" draw:start-shape="id9" draw:start-glue-point="3" draw:end-shape="id3" draw:end-glue-point="8" svg:d="M11922 7781c-600 0-899-757-899-2273" svg:viewBox="0 0 900 2274">
          <text:p/>
        </draw:connector>
        <draw:custom-shape draw:style-name="gr8" draw:text-style-name="P2" xml:id="id16" draw:id="id16" draw:layer="layout" svg:width="3.048cm" svg:height="1.651cm" svg:x="2.016cm" svg:y="12.43cm">
          <text:p text:style-name="P1">Trivi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3.048cm" svg:height="1.651cm" svg:x="7.016cm" svg:y="12.43cm">
          <text:p text:style-name="P1">Normal-</text:p>
          <text:p text:style-name="P1">ization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3.048cm" svg:height="1.651cm" svg:x="12.016cm" svg:y="12.43cm">
          <text:p text:style-name="P1">Fin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8" draw:text-style-name="P2" xml:id="id15" draw:id="id15" draw:layer="layout" svg:width="3.048cm" svg:height="1.651cm" svg:x="17.016cm" svg:y="12.43cm">
          <text:p text:style-name="P1">Grammar</text:p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0.508cm" svg:height="0.508cm" svg:x="5.769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2" draw:id="id12" draw:layer="layout" svg:width="0.508cm" svg:height="0.508cm" svg:x="10.769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0.508cm" svg:height="0.508cm" svg:x="15.769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277cm" svg:y1="13.255cm" svg:x2="7.016cm" svg:y2="13.255cm" draw:start-shape="id10" draw:start-glue-point="10" draw:end-shape="id11" svg:d="M6277 13255h739" svg:viewBox="0 0 740 1">
          <text:p/>
        </draw:connector>
        <draw:connector draw:style-name="gr3" draw:text-style-name="P3" draw:layer="layout" draw:type="line" svg:x1="11.277cm" svg:y1="13.255cm" svg:x2="12.016cm" svg:y2="13.255cm" draw:start-shape="id12" draw:start-glue-point="10" draw:end-shape="id13" svg:d="M11277 13255h739" svg:viewBox="0 0 740 1">
          <text:p/>
        </draw:connector>
        <draw:connector draw:style-name="gr3" draw:text-style-name="P3" draw:layer="layout" draw:type="line" svg:x1="16.277cm" svg:y1="13.255cm" svg:x2="17.016cm" svg:y2="13.255cm" draw:start-shape="id14" draw:start-glue-point="10" draw:end-shape="id15" svg:d="M16277 13255h739" svg:viewBox="0 0 740 1">
          <text:p/>
        </draw:connector>
        <draw:connector draw:style-name="gr4" draw:text-style-name="P3" draw:layer="layout" draw:type="line" svg:x1="10.064cm" svg:y1="13.255cm" svg:x2="10.769cm" svg:y2="13.255cm" draw:start-shape="id11" draw:start-glue-point="1" draw:end-shape="id12" draw:end-glue-point="6" svg:d="M10064 13255h705" svg:viewBox="0 0 706 1">
          <text:p/>
        </draw:connector>
        <draw:connector draw:style-name="gr4" draw:text-style-name="P3" draw:layer="layout" draw:type="line" svg:x1="15.064cm" svg:y1="13.255cm" svg:x2="15.769cm" svg:y2="13.255cm" draw:start-shape="id13" draw:start-glue-point="1" draw:end-shape="id14" draw:end-glue-point="6" svg:d="M15064 13255h705" svg:viewBox="0 0 706 1">
          <text:p/>
        </draw:connector>
        <draw:connector draw:style-name="gr4" draw:text-style-name="P3" draw:layer="layout" draw:type="line" svg:x1="5.064cm" svg:y1="13.255cm" svg:x2="5.769cm" svg:y2="13.255cm" draw:start-shape="id16" draw:start-glue-point="1" draw:end-shape="id10" svg:d="M5064 13255h705" svg:viewBox="0 0 706 1">
          <text:p/>
        </draw:connector>
        <draw:custom-shape draw:style-name="gr10" draw:text-style-name="P4" xml:id="id18" draw:id="id18" draw:layer="layout" svg:width="3.302cm" svg:height="1.424cm" svg:x="9.422cm" svg:y="15.07cm">
          <text:p text:style-name="P1">Measure:</text:p>
          <text:p text:style-name="P1">Eff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7" draw:id="id17" draw:layer="layout" svg:width="3.302cm" svg:height="1.396cm" svg:x="9.423cm" svg:y="10.017cm">
          <text:p text:style-name="P1">Measure:</text:p>
          <text:p text:style-name="P1">Complex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9.423cm" svg:y1="10.715cm" svg:x2="6.023cm" svg:y2="13.001cm" draw:start-shape="id17" draw:start-glue-point="3" draw:end-shape="id10" draw:end-glue-point="4" svg:d="M9423 10715c-2267 0-3400 762-3400 2286" svg:viewBox="0 0 3401 2287">
          <text:p/>
        </draw:connector>
        <draw:connector draw:style-name="gr7" draw:text-style-name="P5" draw:layer="layout" draw:type="curve" svg:x1="12.725cm" svg:y1="10.715cm" svg:x2="16.023cm" svg:y2="13.001cm" draw:start-shape="id17" draw:start-glue-point="1" draw:end-shape="id14" draw:end-glue-point="4" svg:d="M12725 10715c2199 0 3298 762 3298 2286" svg:viewBox="0 0 3299 2287">
          <text:p/>
        </draw:connector>
        <draw:connector draw:style-name="gr7" draw:text-style-name="P5" draw:layer="layout" draw:type="curve" svg:x1="12.724cm" svg:y1="15.782cm" svg:x2="16.023cm" svg:y2="13.509cm" draw:start-shape="id18" draw:start-glue-point="1" draw:end-shape="id14" draw:end-glue-point="8" svg:d="M12724 15782c2200 0 3299-757 3299-2273" svg:viewBox="0 0 3300 2274">
          <text:p/>
        </draw:connector>
        <draw:connector draw:style-name="gr7" draw:text-style-name="P5" draw:layer="layout" draw:type="curve" svg:x1="9.422cm" svg:y1="15.782cm" svg:x2="6.023cm" svg:y2="13.509cm" draw:start-shape="id18" draw:start-glue-point="3" draw:end-shape="id10" draw:end-glue-point="8" svg:d="M9422 15782c-2266 0-3399-757-3399-2273" svg:viewBox="0 0 3400 2274">
          <text:p/>
        </draw:connector>
        <draw:custom-shape draw:style-name="gr8" draw:text-style-name="P2" xml:id="id25" draw:id="id25" draw:layer="layout" svg:width="3.048cm" svg:height="1.651cm" svg:x="2.016cm" svg:y="20.431cm">
          <text:p text:style-name="P1">Trivi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3.048cm" svg:height="1.651cm" svg:x="7.016cm" svg:y="20.431cm">
          <text:p text:style-name="P1">Normal-</text:p>
          <text:p text:style-name="P1">ization</text:p>
          <draw:enhanced-geometry svg:viewBox="0 0 21600 21600" draw:type="rectangle" draw:enhanced-path="M 0 0 L 21600 0 21600 21600 0 21600 0 0 Z N"/>
        </draw:custom-shape>
        <draw:custom-shape draw:style-name="gr8" draw:text-style-name="P2" xml:id="id22" draw:id="id22" draw:layer="layout" svg:width="3.048cm" svg:height="1.651cm" svg:x="12.016cm" svg:y="20.431cm">
          <text:p text:style-name="P1">Fin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8" draw:text-style-name="P2" xml:id="id24" draw:id="id24" draw:layer="layout" svg:width="3.048cm" svg:height="1.651cm" svg:x="17.016cm" svg:y="20.431cm">
          <text:p text:style-name="P1">Grammar</text:p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9" draw:text-style-name="P2" xml:id="id19" draw:id="id19" draw:layer="layout" svg:width="0.508cm" svg:height="0.508cm" svg:x="5.769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0.508cm" svg:height="0.508cm" svg:x="10.769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3" draw:id="id23" draw:layer="layout" svg:width="0.508cm" svg:height="0.508cm" svg:x="15.769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277cm" svg:y1="21.256cm" svg:x2="7.016cm" svg:y2="21.256cm" draw:start-shape="id19" draw:start-glue-point="10" draw:end-shape="id20" svg:d="M6277 21256h739" svg:viewBox="0 0 740 1">
          <text:p/>
        </draw:connector>
        <draw:connector draw:style-name="gr3" draw:text-style-name="P3" draw:layer="layout" draw:type="line" svg:x1="11.277cm" svg:y1="21.256cm" svg:x2="12.016cm" svg:y2="21.256cm" draw:start-shape="id21" draw:start-glue-point="10" draw:end-shape="id22" svg:d="M11277 21256h739" svg:viewBox="0 0 740 1">
          <text:p/>
        </draw:connector>
        <draw:connector draw:style-name="gr3" draw:text-style-name="P3" draw:layer="layout" draw:type="line" svg:x1="16.277cm" svg:y1="21.256cm" svg:x2="17.016cm" svg:y2="21.256cm" draw:start-shape="id23" draw:start-glue-point="10" draw:end-shape="id24" svg:d="M16277 21256h739" svg:viewBox="0 0 740 1">
          <text:p/>
        </draw:connector>
        <draw:connector draw:style-name="gr4" draw:text-style-name="P3" draw:layer="layout" draw:type="line" svg:x1="10.064cm" svg:y1="21.256cm" svg:x2="10.769cm" svg:y2="21.256cm" draw:start-shape="id20" draw:start-glue-point="1" draw:end-shape="id21" draw:end-glue-point="6" svg:d="M10064 21256h705" svg:viewBox="0 0 706 1">
          <text:p/>
        </draw:connector>
        <draw:connector draw:style-name="gr4" draw:text-style-name="P3" draw:layer="layout" draw:type="line" svg:x1="15.064cm" svg:y1="21.256cm" svg:x2="15.769cm" svg:y2="21.256cm" draw:start-shape="id22" draw:start-glue-point="1" draw:end-shape="id23" draw:end-glue-point="6" svg:d="M15064 21256h705" svg:viewBox="0 0 706 1">
          <text:p/>
        </draw:connector>
        <draw:connector draw:style-name="gr4" draw:text-style-name="P3" draw:layer="layout" draw:type="line" svg:x1="5.064cm" svg:y1="21.256cm" svg:x2="5.769cm" svg:y2="21.256cm" draw:start-shape="id25" draw:start-glue-point="1" draw:end-shape="id19" svg:d="M5064 21256h705" svg:viewBox="0 0 706 1">
          <text:p/>
        </draw:connector>
        <draw:custom-shape draw:style-name="gr10" draw:text-style-name="P4" xml:id="id27" draw:id="id27" draw:layer="layout" svg:width="3.302cm" svg:height="1.424cm" svg:x="6.922cm" svg:y="23.071cm">
          <text:p text:style-name="P1">Measure:</text:p>
          <text:p text:style-name="P1">Eff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6" draw:id="id26" draw:layer="layout" svg:width="3.302cm" svg:height="1.396cm" svg:x="6.923cm" svg:y="18.018cm">
          <text:p text:style-name="P1">Measure:</text:p>
          <text:p text:style-name="P1">Complex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6.923cm" svg:y1="18.716cm" svg:x2="6.023cm" svg:y2="21.002cm" draw:start-shape="id26" draw:start-glue-point="3" draw:end-shape="id19" draw:end-glue-point="4" svg:d="M6923 18716c-600 0-900 762-900 2286" svg:viewBox="0 0 901 2287">
          <text:p/>
        </draw:connector>
        <draw:connector draw:style-name="gr7" draw:text-style-name="P5" draw:layer="layout" draw:type="curve" svg:x1="10.225cm" svg:y1="18.716cm" svg:x2="11.023cm" svg:y2="21.002cm" draw:start-shape="id26" draw:start-glue-point="1" draw:end-shape="id21" draw:end-glue-point="4" svg:d="M10225 18716c532 0 798 762 798 2286" svg:viewBox="0 0 799 2287">
          <text:p/>
        </draw:connector>
        <draw:connector draw:style-name="gr7" draw:text-style-name="P5" draw:layer="layout" draw:type="curve" svg:x1="10.224cm" svg:y1="23.783cm" svg:x2="11.023cm" svg:y2="21.51cm" draw:start-shape="id27" draw:start-glue-point="1" draw:end-shape="id21" draw:end-glue-point="8" svg:d="M10224 23783c533 0 799-757 799-2273" svg:viewBox="0 0 800 2274">
          <text:p/>
        </draw:connector>
        <draw:connector draw:style-name="gr7" draw:text-style-name="P5" draw:layer="layout" draw:type="curve" svg:x1="6.922cm" svg:y1="23.783cm" svg:x2="6.023cm" svg:y2="21.51cm" draw:start-shape="id27" draw:start-glue-point="3" draw:end-shape="id19" draw:end-glue-point="8" svg:d="M6922 23783c-600 0-899-757-899-2273" svg:viewBox="0 0 900 2274">
          <text:p/>
        </draw:connector>
      </draw:page>
      <draw:page draw:name="page2" draw:style-name="dp1" draw:master-page-name="Default">
        <draw:custom-shape draw:style-name="gr8" draw:text-style-name="P2" xml:id="id39" draw:id="id39" draw:layer="layout" svg:width="3.048cm" svg:height="1.651cm" svg:x="4.016cm" svg:y="2.931cm">
          <text:p text:style-name="P1">Islandize</text:p>
          <draw:enhanced-geometry svg:viewBox="0 0 21600 21600" draw:type="rectangle" draw:enhanced-path="M 0 0 L 21600 0 21600 21600 0 21600 0 0 Z N"/>
        </draw:custom-shape>
        <draw:custom-shape draw:style-name="gr8" draw:text-style-name="P2" xml:id="id29" draw:id="id29" draw:layer="layout" svg:width="3.048cm" svg:height="1.651cm" svg:x="9.016cm" svg:y="4.431cm">
          <text:p text:style-name="P1">Normal-</text:p>
          <text:p text:style-name="P1">ization</text:p>
          <draw:enhanced-geometry svg:viewBox="0 0 21600 21600" draw:type="rectangle" draw:enhanced-path="M 0 0 L 21600 0 21600 21600 0 21600 0 0 Z N"/>
        </draw:custom-shape>
        <draw:custom-shape draw:style-name="gr8" draw:text-style-name="P2" xml:id="id31" draw:id="id31" draw:layer="layout" svg:width="3.048cm" svg:height="1.651cm" svg:x="14.016cm" svg:y="4.431cm">
          <text:p text:style-name="P1">Fin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8" draw:text-style-name="P2" xml:id="id33" draw:id="id33" draw:layer="layout" svg:width="3.048cm" svg:height="1.651cm" svg:x="19.016cm" svg:y="4.431cm">
          <text:p text:style-name="P1">Grammar</text:p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9" draw:text-style-name="P2" xml:id="id28" draw:id="id28" draw:layer="layout" svg:width="0.508cm" svg:height="0.508cm" svg:x="7.76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0" draw:id="id30" draw:layer="layout" svg:width="0.508cm" svg:height="0.508cm" svg:x="12.76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2" draw:id="id32" draw:layer="layout" svg:width="0.508cm" svg:height="0.508cm" svg:x="17.76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277cm" svg:y1="5.256cm" svg:x2="9.016cm" svg:y2="5.256cm" draw:start-shape="id28" draw:start-glue-point="10" draw:end-shape="id29" svg:d="M8277 5256h739" svg:viewBox="0 0 740 1">
          <text:p/>
        </draw:connector>
        <draw:connector draw:style-name="gr3" draw:text-style-name="P3" draw:layer="layout" draw:type="line" svg:x1="13.277cm" svg:y1="5.256cm" svg:x2="14.016cm" svg:y2="5.256cm" draw:start-shape="id30" draw:start-glue-point="10" draw:end-shape="id31" svg:d="M13277 5256h739" svg:viewBox="0 0 740 1">
          <text:p/>
        </draw:connector>
        <draw:connector draw:style-name="gr3" draw:text-style-name="P3" draw:layer="layout" draw:type="line" svg:x1="18.277cm" svg:y1="5.256cm" svg:x2="19.016cm" svg:y2="5.256cm" draw:start-shape="id32" draw:start-glue-point="10" draw:end-shape="id33" svg:d="M18277 5256h739" svg:viewBox="0 0 740 1">
          <text:p/>
        </draw:connector>
        <draw:connector draw:style-name="gr4" draw:text-style-name="P3" draw:layer="layout" draw:type="line" svg:x1="12.064cm" svg:y1="5.256cm" svg:x2="12.769cm" svg:y2="5.256cm" draw:start-shape="id29" draw:start-glue-point="1" draw:end-shape="id30" draw:end-glue-point="6" svg:d="M12064 5256h705" svg:viewBox="0 0 706 1">
          <text:p/>
        </draw:connector>
        <draw:connector draw:style-name="gr4" draw:text-style-name="P3" draw:layer="layout" draw:type="line" svg:x1="17.064cm" svg:y1="5.256cm" svg:x2="17.769cm" svg:y2="5.256cm" draw:start-shape="id31" draw:start-glue-point="1" draw:end-shape="id32" draw:end-glue-point="6" svg:d="M17064 5256h705" svg:viewBox="0 0 706 1">
          <text:p/>
        </draw:connector>
        <draw:custom-shape draw:style-name="gr10" draw:text-style-name="P4" xml:id="id36" draw:id="id36" draw:layer="layout" svg:width="3.302cm" svg:height="1.424cm" svg:x="8.822cm" svg:y="8.171cm">
          <text:p text:style-name="P1">Measure:</text:p>
          <text:p text:style-name="P1">Eff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34" draw:id="id34" draw:layer="layout" svg:width="3.302cm" svg:height="1.396cm" svg:x="8.823cm" svg:y="0.918cm">
          <text:p text:style-name="P1">Measure:</text:p>
          <text:p text:style-name="P1">Complex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8.823cm" svg:y1="1.616cm" svg:x2="3.003cm" svg:y2="5.002cm" draw:start-shape="id34" draw:start-glue-point="3" draw:end-shape="id35" draw:end-glue-point="4" svg:d="M8823 1616c-3880 0-5820 1128-5820 3386" svg:viewBox="0 0 5821 3387">
          <text:p/>
        </draw:connector>
        <draw:connector draw:style-name="gr7" draw:text-style-name="P5" draw:layer="layout" draw:type="curve" svg:x1="12.125cm" svg:y1="1.616cm" svg:x2="18.023cm" svg:y2="5.002cm" draw:start-shape="id34" draw:start-glue-point="1" draw:end-shape="id32" draw:end-glue-point="4" svg:d="M12125 1616c3932 0 5898 1128 5898 3386" svg:viewBox="0 0 5899 3387">
          <text:p/>
        </draw:connector>
        <draw:connector draw:style-name="gr7" draw:text-style-name="P5" draw:layer="layout" draw:type="curve" svg:x1="12.124cm" svg:y1="8.883cm" svg:x2="18.023cm" svg:y2="5.51cm" draw:start-shape="id36" draw:start-glue-point="1" draw:end-shape="id32" draw:end-glue-point="8" svg:d="M12124 8883c3933 0 5899-1124 5899-3373" svg:viewBox="0 0 5900 3374">
          <text:p/>
        </draw:connector>
        <draw:connector draw:style-name="gr7" draw:text-style-name="P5" draw:layer="layout" draw:type="curve" svg:x1="8.822cm" svg:y1="8.883cm" svg:x2="3.003cm" svg:y2="5.51cm" draw:start-shape="id36" draw:start-glue-point="3" draw:end-shape="id35" draw:end-glue-point="8" svg:d="M8822 8883c-3880 0-5819-1124-5819-3373" svg:viewBox="0 0 5820 3374">
          <text:p/>
        </draw:connector>
        <draw:custom-shape draw:style-name="gr8" draw:text-style-name="P2" xml:id="id37" draw:id="id37" draw:layer="layout" svg:width="3.048cm" svg:height="1.651cm" svg:x="-1.004cm" svg:y="4.431cm">
          <text:p text:style-name="P1">Trivi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9" draw:text-style-name="P2" xml:id="id35" draw:id="id35" draw:layer="layout" svg:width="0.508cm" svg:height="0.508cm" svg:x="2.74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.044cm" svg:y1="5.256cm" svg:x2="2.749cm" svg:y2="5.256cm" draw:start-shape="id37" draw:start-glue-point="1" draw:end-shape="id35" svg:d="M2044 5256h705" svg:viewBox="0 0 706 1">
          <text:p/>
        </draw:connector>
        <draw:custom-shape draw:style-name="gr8" draw:text-style-name="P2" xml:id="id38" draw:id="id38" draw:layer="layout" svg:width="3.048cm" svg:height="1.651cm" svg:x="4.016cm" svg:y="5.931cm">
          <text:p text:style-name="P1">Tolerize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3.183cm" svg:y1="5.436cm" svg:x2="4.016cm" svg:y2="6.756cm" draw:start-shape="id35" draw:start-glue-point="9" draw:end-shape="id38" draw:end-glue-point="3" svg:d="M3183 5436l833 1320" svg:viewBox="0 0 834 1321">
          <text:p/>
        </draw:connector>
        <draw:connector draw:style-name="gr12" draw:text-style-name="P5" draw:layer="layout" draw:type="line" svg:x1="3.183cm" svg:y1="5.076cm" svg:x2="4.016cm" svg:y2="3.756cm" draw:start-shape="id35" draw:start-glue-point="11" draw:end-shape="id39" draw:end-glue-point="3" svg:d="M3183 5076l833-1320" svg:viewBox="0 0 834 1321">
          <text:p/>
        </draw:connector>
        <draw:connector draw:style-name="gr13" draw:text-style-name="P5" draw:layer="layout" draw:type="line" svg:x1="7.064cm" svg:y1="6.756cm" svg:x2="7.843cm" svg:y2="5.436cm" draw:start-shape="id38" draw:start-glue-point="1" draw:end-shape="id28" draw:end-glue-point="7" svg:d="M7064 6756l779-1320" svg:viewBox="0 0 780 1321">
          <text:p/>
        </draw:connector>
        <draw:connector draw:style-name="gr13" draw:text-style-name="P5" draw:layer="layout" draw:type="line" svg:x1="7.064cm" svg:y1="3.756cm" svg:x2="7.843cm" svg:y2="5.076cm" draw:start-shape="id39" draw:start-glue-point="1" draw:end-shape="id28" draw:end-glue-point="5" svg:d="M7064 3756l779 1320" svg:viewBox="0 0 780 1321">
          <text:p/>
        </draw:connector>
        <draw:custom-shape draw:style-name="gr8" draw:text-style-name="P2" xml:id="id51" draw:id="id51" draw:layer="layout" svg:width="3.048cm" svg:height="1.651cm" svg:x="4.016cm" svg:y="12.232cm">
          <text:p text:style-name="P1">Islandize</text:p>
          <draw:enhanced-geometry svg:viewBox="0 0 21600 21600" draw:type="rectangle" draw:enhanced-path="M 0 0 L 21600 0 21600 21600 0 21600 0 0 Z N"/>
        </draw:custom-shape>
        <draw:custom-shape draw:style-name="gr8" draw:text-style-name="P2" xml:id="id41" draw:id="id41" draw:layer="layout" svg:width="3.048cm" svg:height="1.651cm" svg:x="9.016cm" svg:y="13.732cm">
          <text:p text:style-name="P1">Normal-</text:p>
          <text:p text:style-name="P1">ization</text:p>
          <draw:enhanced-geometry svg:viewBox="0 0 21600 21600" draw:type="rectangle" draw:enhanced-path="M 0 0 L 21600 0 21600 21600 0 21600 0 0 Z N"/>
        </draw:custom-shape>
        <draw:custom-shape draw:style-name="gr8" draw:text-style-name="P2" xml:id="id43" draw:id="id43" draw:layer="layout" svg:width="3.048cm" svg:height="1.651cm" svg:x="14.016cm" svg:y="13.732cm">
          <text:p text:style-name="P1">Fin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3.048cm" svg:height="1.651cm" svg:x="19.016cm" svg:y="13.732cm">
          <text:p text:style-name="P1">Grammar</text:p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9" draw:text-style-name="P2" xml:id="id40" draw:id="id40" draw:layer="layout" svg:width="0.508cm" svg:height="0.508cm" svg:x="7.769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0.508cm" svg:height="0.508cm" svg:x="12.769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4" draw:id="id44" draw:layer="layout" svg:width="0.508cm" svg:height="0.508cm" svg:x="17.769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277cm" svg:y1="14.557cm" svg:x2="9.016cm" svg:y2="14.557cm" draw:start-shape="id40" draw:start-glue-point="10" draw:end-shape="id41" svg:d="M8277 14557h739" svg:viewBox="0 0 740 1">
          <text:p/>
        </draw:connector>
        <draw:connector draw:style-name="gr3" draw:text-style-name="P3" draw:layer="layout" draw:type="line" svg:x1="13.277cm" svg:y1="14.557cm" svg:x2="14.016cm" svg:y2="14.557cm" draw:start-shape="id42" draw:start-glue-point="10" draw:end-shape="id43" svg:d="M13277 14557h739" svg:viewBox="0 0 740 1">
          <text:p/>
        </draw:connector>
        <draw:connector draw:style-name="gr3" draw:text-style-name="P3" draw:layer="layout" draw:type="line" svg:x1="18.277cm" svg:y1="14.557cm" svg:x2="19.016cm" svg:y2="14.557cm" draw:start-shape="id44" draw:start-glue-point="10" draw:end-shape="id45" svg:d="M18277 14557h739" svg:viewBox="0 0 740 1">
          <text:p/>
        </draw:connector>
        <draw:connector draw:style-name="gr4" draw:text-style-name="P3" draw:layer="layout" draw:type="line" svg:x1="12.064cm" svg:y1="14.557cm" svg:x2="12.769cm" svg:y2="14.557cm" draw:start-shape="id41" draw:start-glue-point="1" draw:end-shape="id42" draw:end-glue-point="6" svg:d="M12064 14557h705" svg:viewBox="0 0 706 1">
          <text:p/>
        </draw:connector>
        <draw:connector draw:style-name="gr4" draw:text-style-name="P3" draw:layer="layout" draw:type="line" svg:x1="17.064cm" svg:y1="14.557cm" svg:x2="17.769cm" svg:y2="14.557cm" draw:start-shape="id43" draw:start-glue-point="1" draw:end-shape="id44" draw:end-glue-point="6" svg:d="M17064 14557h705" svg:viewBox="0 0 706 1">
          <text:p/>
        </draw:connector>
        <draw:custom-shape draw:style-name="gr10" draw:text-style-name="P4" xml:id="id48" draw:id="id48" draw:layer="layout" svg:width="3.302cm" svg:height="1.424cm" svg:x="3.922cm" svg:y="17.472cm">
          <text:p text:style-name="P1">Measure:</text:p>
          <text:p text:style-name="P1">Eff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46" draw:id="id46" draw:layer="layout" svg:width="3.302cm" svg:height="1.396cm" svg:x="3.923cm" svg:y="10.219cm">
          <text:p text:style-name="P1">Measure:</text:p>
          <text:p text:style-name="P1">Complex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3.923cm" svg:y1="10.917cm" svg:x2="3.003cm" svg:y2="14.303cm" draw:start-shape="id46" draw:start-glue-point="3" draw:end-shape="id47" draw:end-glue-point="4" svg:d="M3923 10917c-614 0-920 1128-920 3386" svg:viewBox="0 0 921 3387">
          <text:p/>
        </draw:connector>
        <draw:connector draw:style-name="gr7" draw:text-style-name="P5" draw:layer="layout" draw:type="curve" svg:x1="7.225cm" svg:y1="10.917cm" svg:x2="8.023cm" svg:y2="14.303cm" draw:start-shape="id46" draw:start-glue-point="1" draw:end-shape="id40" draw:end-glue-point="4" svg:d="M7225 10917c532 0 798 1128 798 3386" svg:viewBox="0 0 799 3387">
          <text:p/>
        </draw:connector>
        <draw:connector draw:style-name="gr7" draw:text-style-name="P5" draw:layer="layout" draw:type="curve" svg:x1="7.224cm" svg:y1="18.184cm" svg:x2="8.023cm" svg:y2="14.811cm" draw:start-shape="id48" draw:start-glue-point="1" draw:end-shape="id40" draw:end-glue-point="8" svg:d="M7224 18184c533 0 799-1124 799-3373" svg:viewBox="0 0 800 3374">
          <text:p/>
        </draw:connector>
        <draw:connector draw:style-name="gr7" draw:text-style-name="P5" draw:layer="layout" draw:type="curve" svg:x1="3.922cm" svg:y1="18.184cm" svg:x2="3.003cm" svg:y2="14.811cm" draw:start-shape="id48" draw:start-glue-point="3" draw:end-shape="id47" draw:end-glue-point="8" svg:d="M3922 18184c-613 0-919-1124-919-3373" svg:viewBox="0 0 920 3374">
          <text:p/>
        </draw:connector>
        <draw:custom-shape draw:style-name="gr8" draw:text-style-name="P2" xml:id="id49" draw:id="id49" draw:layer="layout" svg:width="3.048cm" svg:height="1.651cm" svg:x="-1.004cm" svg:y="13.732cm">
          <text:p text:style-name="P1">Trivial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9" draw:text-style-name="P2" xml:id="id47" draw:id="id47" draw:layer="layout" svg:width="0.508cm" svg:height="0.508cm" svg:x="2.749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.044cm" svg:y1="14.557cm" svg:x2="2.749cm" svg:y2="14.557cm" draw:start-shape="id49" draw:start-glue-point="1" draw:end-shape="id47" svg:d="M2044 14557h705" svg:viewBox="0 0 706 1">
          <text:p/>
        </draw:connector>
        <draw:custom-shape draw:style-name="gr8" draw:text-style-name="P2" xml:id="id50" draw:id="id50" draw:layer="layout" svg:width="3.048cm" svg:height="1.651cm" svg:x="4.016cm" svg:y="15.232cm">
          <text:p text:style-name="P1">Tolerize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3.183cm" svg:y1="14.737cm" svg:x2="4.016cm" svg:y2="16.057cm" draw:start-shape="id47" draw:start-glue-point="9" draw:end-shape="id50" draw:end-glue-point="3" svg:d="M3183 14737l833 1320" svg:viewBox="0 0 834 1321">
          <text:p/>
        </draw:connector>
        <draw:connector draw:style-name="gr12" draw:text-style-name="P5" draw:layer="layout" draw:type="line" svg:x1="3.183cm" svg:y1="14.377cm" svg:x2="4.016cm" svg:y2="13.057cm" draw:start-shape="id47" draw:start-glue-point="11" draw:end-shape="id51" draw:end-glue-point="3" svg:d="M3183 14377l833-1320" svg:viewBox="0 0 834 1321">
          <text:p/>
        </draw:connector>
        <draw:connector draw:style-name="gr13" draw:text-style-name="P5" draw:layer="layout" draw:type="line" svg:x1="7.064cm" svg:y1="16.057cm" svg:x2="7.843cm" svg:y2="14.737cm" draw:start-shape="id50" draw:start-glue-point="1" draw:end-shape="id40" draw:end-glue-point="7" svg:d="M7064 16057l779-1320" svg:viewBox="0 0 780 1321">
          <text:p/>
        </draw:connector>
        <draw:connector draw:style-name="gr13" draw:text-style-name="P5" draw:layer="layout" draw:type="line" svg:x1="7.064cm" svg:y1="13.057cm" svg:x2="7.843cm" svg:y2="14.377cm" draw:start-shape="id51" draw:start-glue-point="1" draw:end-shape="id40" draw:end-glue-point="5" svg:d="M7064 13057l779 1320" svg:viewBox="0 0 780 13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03:09:24.168365185</meta:creation-date>
    <meta:editing-duration>PT3H29M2S</meta:editing-duration>
    <meta:editing-cycles>2</meta:editing-cycles>
    <meta:generator>LibreOffice/6.2.7.1$Linux_X86_64 LibreOffice_project/20$Build-1</meta:generator>
    <dc:date>2019-09-30T06:48:29.967130771</dc:date>
    <meta:document-statistic meta:object-count="109"/>
  </office:meta>
</office:document-meta>
</file>